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50000021881E95B54B1DB3F25.png" manifest:media-type="image/png"/>
  <manifest:file-entry manifest:full-path="Pictures/1000A7390000479C000037598548CA081FD9938B.svg" manifest:media-type="image/svg+xml"/>
  <manifest:file-entry manifest:full-path="Pictures/10000201000000650000009DEDB16CCFEAFB9937.png" manifest:media-type="image/png"/>
  <manifest:file-entry manifest:full-path="Pictures/10000B4C00000A700000103A01F856D5C407B27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212cm" svg:stroke-color="#ff7f00" draw:marker-start-width="0.517cm" draw:marker-end-width="0.517cm" svg:stroke-opacity="100%" draw:fill="none" draw:textarea-horizontal-align="justify" draw:textarea-vertical-align="middle" draw:auto-grow-height="false" fo:min-height="0.602cm" fo:min-width="0.352cm" fo:padding-top="0.23cm" fo:padding-bottom="0.23cm" fo:padding-left="0.355cm" fo:padding-right="0.355cm"/>
    </style:style>
    <style:style style:name="gr2"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4.926cm" fo:min-width="6.431cm" fo:padding-top="0.231cm" fo:padding-bottom="0.231cm" fo:padding-left="0.356cm" fo:padding-right="0.356cm"/>
    </style:style>
    <style:style style:name="gr3"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316cm" fo:min-width="3.772cm" fo:padding-top="0.231cm" fo:padding-bottom="0.231cm" fo:padding-left="0.356cm" fo:padding-right="0.356cm"/>
    </style:style>
    <style:style style:name="gr4" style:family="graphic" style:parent-style-name="Object_20_with_20_no_20_fill_20_and_20_no_20_line">
      <style:graphic-properties draw:fill="none" draw:fill-color="#729fcf"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width="0.212cm" svg:stroke-color="#ff7f00" draw:marker-start-width="0.518cm" draw:marker-end="Arrow" draw:marker-end-width="0.618cm" draw:fill="none" draw:textarea-vertical-align="middle" fo:padding-top="0.231cm" fo:padding-bottom="0.231cm" fo:padding-left="0.356cm" fo:padding-right="0.356cm"/>
    </style:style>
    <style:style style:name="gr6"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188cm" fo:min-width="3.738cm" fo:padding-top="0.231cm" fo:padding-bottom="0.231cm" fo:padding-left="0.356cm" fo:padding-right="0.356cm"/>
    </style:style>
    <style:style style:name="gr7" style:family="graphic" style:parent-style-name="standard">
      <style:graphic-properties svg:stroke-width="0.212cm" svg:stroke-color="#ff7f00"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8" style:family="graphic" style:parent-style-name="objectwithoutfill">
      <style:graphic-properties svg:stroke-width="0.212cm" svg:stroke-color="#ff7f00" draw:marker-start-width="0.517cm" draw:marker-end="Arrow" draw:marker-end-width="0.617cm" draw:fill="none" draw:textarea-vertical-align="middle" fo:padding-top="0.23cm" fo:padding-bottom="0.23cm" fo:padding-left="0.355cm" fo:padding-right="0.355cm"/>
    </style:style>
    <style:style style:name="gr9"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379cm" fo:min-width="5cm" fo:padding-top="0.231cm" fo:padding-bottom="0.231cm" fo:padding-left="0.356cm" fo:padding-right="0.356cm"/>
    </style:style>
    <style:style style:name="gr10"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244cm" fo:min-width="4.62cm" fo:padding-top="0.231cm" fo:padding-bottom="0.231cm" fo:padding-left="0.356cm" fo:padding-right="0.356cm"/>
    </style:style>
    <style:style style:name="gr11"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1.976cm" fo:min-width="4.103cm" fo:padding-top="0.231cm" fo:padding-bottom="0.231cm" fo:padding-left="0.356cm" fo:padding-right="0.356cm"/>
    </style:style>
    <style:style style:name="gr12"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993cm" fo:min-width="4.035cm" fo:padding-top="0.231cm" fo:padding-bottom="0.231cm" fo:padding-left="0.356cm" fo:padding-right="0.356cm"/>
    </style:style>
    <style:style style:name="gr13" style:family="graphic" style:parent-style-name="standard">
      <style:graphic-properties svg:stroke-width="0.212cm" svg:stroke-color="#ff7f00" draw:marker-start-width="0.517cm" draw:marker-end-width="0.517cm" draw:fill="none" draw:textarea-horizontal-align="justify" draw:textarea-vertical-align="middle" draw:auto-grow-height="false" fo:min-height="1.04cm" fo:min-width="0.79cm" fo:padding-top="0.23cm" fo:padding-bottom="0.23cm" fo:padding-left="0.355cm" fo:padding-right="0.355cm"/>
    </style:style>
    <style:style style:name="gr14"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565cm" fo:min-width="4.94cm" fo:padding-top="0.231cm" fo:padding-bottom="0.231cm" fo:padding-left="0.356cm" fo:padding-right="0.356cm"/>
    </style:style>
    <style:style style:name="gr15"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237cm" fo:min-width="3.167cm" fo:padding-top="0.231cm" fo:padding-bottom="0.231cm" fo:padding-left="0.356cm" fo:padding-right="0.356cm"/>
    </style:style>
    <style:style style:name="gr16" style:family="graphic" style:parent-style-name="standard">
      <style:graphic-properties svg:stroke-width="0.212cm" svg:stroke-color="#7ed22b" draw:marker-start-width="0.518cm" draw:marker-end-width="0.518cm" draw:fill="none" draw:textarea-horizontal-align="justify" draw:textarea-vertical-align="middle" draw:auto-grow-height="false" fo:min-height="1.404cm" fo:min-width="4.868cm" fo:padding-top="0.231cm" fo:padding-bottom="0.231cm" fo:padding-left="0.356cm" fo:padding-right="0.356cm"/>
    </style:style>
    <style:style style:name="gr17" style:family="graphic" style:parent-style-name="objectwithoutfill">
      <style:graphic-properties svg:stroke-width="0.212cm" svg:stroke-color="#7ed22b" draw:marker-start-width="0.518cm" draw:marker-end="Arrow" draw:marker-end-width="0.618cm" draw:fill="none" draw:textarea-vertical-align="middle" fo:padding-top="0.231cm" fo:padding-bottom="0.231cm" fo:padding-left="0.356cm" fo:padding-right="0.356cm"/>
    </style:style>
    <style:style style:name="gr18" style:family="graphic" style:parent-style-name="standard">
      <style:graphic-properties draw:stroke="solid" svg:stroke-width="0.212cm" svg:stroke-color="#7ed22b"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19" style:family="graphic" style:parent-style-name="objectwithoutfill">
      <style:graphic-properties draw:stroke="solid" svg:stroke-width="0.212cm" svg:stroke-color="#7ed22b" draw:marker-start-width="0.518cm" draw:marker-end="Arrow" draw:marker-end-width="0.618cm" draw:fill="none" draw:textarea-vertical-align="middle" fo:padding-top="0.231cm" fo:padding-bottom="0.231cm" fo:padding-left="0.356cm" fo:padding-right="0.356cm"/>
    </style:style>
    <style:style style:name="gr20" style:family="graphic" style:parent-style-name="standard">
      <style:graphic-properties draw:stroke="solid" svg:stroke-width="0.212cm" svg:stroke-color="#7ed22b" draw:marker-start-width="0.518cm" draw:marker-end-width="0.518cm" draw:fill="none" draw:textarea-horizontal-align="justify" draw:textarea-vertical-align="middle" draw:auto-grow-height="false" fo:min-height="1.597cm" fo:min-width="2.916cm" fo:padding-top="0.231cm" fo:padding-bottom="0.231cm" fo:padding-left="0.356cm" fo:padding-right="0.356cm"/>
    </style:style>
    <style:style style:name="gr21" style:family="graphic" style:parent-style-name="standard">
      <style:graphic-properties draw:stroke="solid" svg:stroke-width="0.212cm" svg:stroke-color="#7ed22b" draw:marker-start-width="0.518cm" draw:marker-end-width="0.518cm" draw:fill="none" draw:textarea-horizontal-align="justify" draw:textarea-vertical-align="middle" draw:auto-grow-height="false" fo:min-height="2.171cm" fo:min-width="3.859cm" fo:padding-top="0.231cm" fo:padding-bottom="0.231cm" fo:padding-left="0.356cm" fo:padding-right="0.356cm"/>
    </style:style>
    <style:style style:name="gr22"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458cm" fo:min-width="7.716cm" fo:padding-top="0.231cm" fo:padding-bottom="0.231cm" fo:padding-left="0.356cm" fo:padding-right="0.356cm" fo:wrap-option="no-wrap"/>
    </style:style>
    <style:style style:name="gr23" style:family="graphic" style:parent-style-name="standard">
      <style:graphic-properties svg:stroke-width="0.212cm" svg:stroke-color="#7ed22b" draw:marker-start-width="0.518cm" draw:marker-end-width="0.518cm" draw:fill="none" draw:textarea-horizontal-align="justify" draw:textarea-vertical-align="middle" draw:auto-grow-height="false" fo:min-height="4.021cm" fo:min-width="6.23cm" fo:padding-top="0.231cm" fo:padding-bottom="0.231cm" fo:padding-left="0.356cm" fo:padding-right="0.356cm" fo:wrap-option="no-wrap"/>
    </style:style>
    <style:style style:name="gr24" style:family="graphic" style:parent-style-name="standard">
      <style:graphic-properties svg:stroke-width="0.212cm" svg:stroke-color="#ff007f" draw:marker-start-width="0.518cm" draw:marker-end-width="0.518cm" draw:fill="none" draw:textarea-horizontal-align="justify" draw:textarea-vertical-align="middle" draw:auto-grow-height="false" fo:min-height="2.542cm" fo:min-width="4.024cm" fo:padding-top="0.231cm" fo:padding-bottom="0.231cm" fo:padding-left="0.356cm" fo:padding-right="0.356cm" fo:wrap-option="no-wrap"/>
    </style:style>
    <style:style style:name="gr25" style:family="graphic" style:parent-style-name="standard">
      <style:graphic-properties draw:stroke="solid" svg:stroke-width="0.212cm" svg:stroke-color="#ff007f" draw:marker-start-width="0.518cm" draw:marker-end-width="0.518cm" draw:fill="none" draw:textarea-horizontal-align="justify" draw:textarea-vertical-align="middle" draw:auto-grow-height="false" fo:min-height="2.171cm" fo:min-width="3.859cm" fo:padding-top="0.231cm" fo:padding-bottom="0.231cm" fo:padding-left="0.356cm" fo:padding-right="0.356cm"/>
    </style:style>
    <style:style style:name="gr26" style:family="graphic" style:parent-style-name="standard">
      <style:graphic-properties svg:stroke-width="0.212cm" svg:stroke-color="#ff007f"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27" style:family="graphic" style:parent-style-name="objectwithoutfill">
      <style:graphic-properties svg:stroke-width="0.212cm" svg:stroke-color="#ff007f" draw:marker-start-width="0.518cm" draw:marker-end="Arrow" draw:marker-end-width="0.618cm" draw:fill="none" draw:textarea-vertical-align="middle" fo:padding-top="0.231cm" fo:padding-bottom="0.231cm" fo:padding-left="0.356cm" fo:padding-right="0.356cm"/>
    </style:style>
    <style:style style:name="gr28" style:family="graphic" style:parent-style-name="standard">
      <style:graphic-properties draw:textarea-horizontal-align="justify" draw:textarea-vertical-align="middle" draw:auto-grow-height="false" fo:min-height="2.526cm" fo:min-width="10.276cm"/>
    </style:style>
    <style:style style:name="gr29" style:family="graphic" style:parent-style-name="standard">
      <style:graphic-properties svg:stroke-width="0.212cm" svg:stroke-color="#0000ff"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30" style:family="graphic" style:parent-style-name="objectwithoutfill">
      <style:graphic-properties svg:stroke-width="0.212cm" svg:stroke-color="#0000ff" draw:marker-start-width="0.518cm" draw:marker-end="Arrow" draw:marker-end-width="0.618cm" draw:fill="none" draw:textarea-vertical-align="middle" fo:padding-top="0.231cm" fo:padding-bottom="0.231cm" fo:padding-left="0.356cm" fo:padding-right="0.356cm"/>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2.171cm" fo:min-width="3.859cm" fo:padding-top="0.231cm" fo:padding-bottom="0.231cm" fo:padding-left="0.356cm" fo:padding-right="0.356cm"/>
    </style:style>
    <style:style style:name="gr33"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2.027cm" fo:min-width="3.875cm" fo:padding-top="0.231cm" fo:padding-bottom="0.231cm" fo:padding-left="0.356cm" fo:padding-right="0.356cm"/>
    </style:style>
    <style:style style:name="gr34"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1.826cm" fo:min-width="3.897cm" fo:padding-top="0.231cm" fo:padding-bottom="0.231cm" fo:padding-left="0.356cm" fo:padding-right="0.356cm"/>
    </style:style>
    <style:style style:name="gr35" style:family="graphic" style:parent-style-name="standard">
      <style:graphic-properties svg:stroke-width="0.212cm" svg:stroke-color="#0000ff" draw:marker-start-width="0.517cm" draw:marker-end-width="0.517cm" draw:fill="none" draw:textarea-horizontal-align="justify" draw:textarea-vertical-align="middle" draw:auto-grow-height="false" fo:min-height="1.04cm" fo:min-width="0.79cm" fo:padding-top="0.23cm" fo:padding-bottom="0.23cm" fo:padding-left="0.355cm" fo:padding-right="0.355cm"/>
    </style:style>
    <style:style style:name="gr36" style:family="graphic" style:parent-style-name="standard">
      <style:graphic-properties svg:stroke-width="0.212cm" svg:stroke-color="#0000ff" draw:marker-start-width="0.518cm" draw:marker-end-width="0.518cm" draw:fill="none" draw:textarea-horizontal-align="justify" draw:textarea-vertical-align="middle" draw:auto-grow-height="false" fo:min-height="5.788cm" fo:min-width="5.538cm" fo:padding-top="0.231cm" fo:padding-bottom="0.231cm" fo:padding-left="0.356cm" fo:padding-right="0.356cm"/>
    </style:style>
    <style:style style:name="gr37" style:family="graphic" style:parent-style-name="standard">
      <style:graphic-properties svg:stroke-width="0.212cm" svg:stroke-color="#0000ff" draw:marker-start-width="0.518cm" draw:marker-end-width="0.518cm" draw:fill="none" draw:textarea-horizontal-align="justify" draw:textarea-vertical-align="middle" draw:auto-grow-height="false" fo:min-height="1.915cm" fo:min-width="6.966cm" fo:padding-top="0.231cm" fo:padding-bottom="0.231cm" fo:padding-left="0.356cm" fo:padding-right="0.356cm" fo:wrap-option="no-wrap"/>
    </style:style>
    <style:style style:name="P1" style:family="paragraph">
      <style:paragraph-properties fo:text-align="center"/>
      <style:text-properties fo:color="#ff7f00" fo:font-size="32pt" fo:font-weight="bold" style:font-size-asian="32pt" style:font-weight-asian="normal" style:font-size-complex="32pt" style:font-weight-complex="normal"/>
    </style:style>
    <style:style style:name="P2" style:family="paragraph">
      <loext:graphic-properties draw:fill="none"/>
      <style:paragraph-properties fo:text-align="center"/>
      <style:text-properties fo:color="#ff7f00" fo:font-size="32pt" fo:font-weight="bold" style:font-size-asian="32pt" style:font-weight-asian="normal" style:font-size-complex="32pt" style:font-weight-complex="normal"/>
    </style:style>
    <style:style style:name="P3" style:family="paragraph">
      <style:paragraph-properties fo:text-align="center"/>
      <style:text-properties fo:color="#ff7f00" fo:font-weight="bold"/>
    </style:style>
    <style:style style:name="P4" style:family="paragraph">
      <loext:graphic-properties draw:fill="none"/>
      <style:paragraph-properties fo:text-align="center"/>
      <style:text-properties fo:color="#ff7f00" fo:font-weight="bold"/>
    </style:style>
    <style:style style:name="P5" style:family="paragraph">
      <loext:graphic-properties draw:fill="none" draw:fill-color="#729fcf"/>
      <style:paragraph-properties fo:text-align="center"/>
    </style:style>
    <style:style style:name="P6" style:family="paragraph">
      <style:paragraph-properties fo:text-align="center"/>
      <style:text-properties fo:color="#7ed22b" fo:font-weight="bold"/>
    </style:style>
    <style:style style:name="P7" style:family="paragraph">
      <loext:graphic-properties draw:fill="none"/>
      <style:paragraph-properties fo:text-align="center"/>
      <style:text-properties fo:color="#7ed22b" fo:font-weight="bold"/>
    </style:style>
    <style:style style:name="P8" style:family="paragraph">
      <loext:graphic-properties draw:fill="none"/>
      <style:paragraph-properties fo:text-align="center"/>
    </style:style>
    <style:style style:name="P9" style:family="paragraph">
      <style:paragraph-properties fo:text-align="center"/>
      <style:text-properties fo:color="#7ed22b" fo:font-size="32pt" fo:font-weight="bold" style:font-size-asian="32pt" style:font-weight-asian="normal" style:font-size-complex="32pt" style:font-weight-complex="normal"/>
    </style:style>
    <style:style style:name="P10" style:family="paragraph">
      <loext:graphic-properties draw:fill="none"/>
      <style:paragraph-properties fo:text-align="center"/>
      <style:text-properties fo:color="#7ed22b" fo:font-size="32pt" fo:font-weight="bold" style:font-size-asian="32pt" style:font-weight-asian="normal" style:font-size-complex="32pt" style:font-weight-complex="normal"/>
    </style:style>
    <style:style style:name="P11" style:family="paragraph">
      <style:paragraph-properties fo:text-align="center"/>
      <style:text-properties fo:color="#ff7f00" fo:font-size="28pt" fo:font-weight="bold" style:font-size-asian="28pt" style:font-size-complex="28pt"/>
    </style:style>
    <style:style style:name="P12" style:family="paragraph">
      <loext:graphic-properties draw:fill="none"/>
      <style:paragraph-properties fo:text-align="center"/>
      <style:text-properties fo:color="#ff7f00" fo:font-size="28pt" fo:font-weight="bold" style:font-size-asian="28pt" style:font-size-complex="28pt"/>
    </style:style>
    <style:style style:name="P13" style:family="paragraph">
      <style:paragraph-properties fo:text-align="center"/>
      <style:text-properties fo:color="#7ed22b" fo:font-size="28pt" fo:font-weight="bold" style:font-size-asian="28pt" style:font-size-complex="28pt"/>
    </style:style>
    <style:style style:name="P14" style:family="paragraph">
      <loext:graphic-properties draw:fill="none"/>
      <style:paragraph-properties fo:text-align="center"/>
      <style:text-properties fo:color="#7ed22b" fo:font-size="28pt" fo:font-weight="bold" style:font-size-asian="28pt" style:font-size-complex="28pt"/>
    </style:style>
    <style:style style:name="P15" style:family="paragraph">
      <style:paragraph-properties fo:text-align="center"/>
      <style:text-properties fo:color="#ff007f" fo:font-size="28pt" fo:font-weight="bold" style:font-size-asian="28pt" style:font-size-complex="28pt"/>
    </style:style>
    <style:style style:name="P16" style:family="paragraph">
      <loext:graphic-properties draw:fill="none"/>
      <style:paragraph-properties fo:text-align="center"/>
      <style:text-properties fo:color="#ff007f" fo:font-size="28pt" fo:font-weight="bold" style:font-size-asian="28pt" style:font-size-complex="28pt"/>
    </style:style>
    <style:style style:name="P17" style:family="paragraph">
      <style:paragraph-properties fo:text-align="center"/>
      <style:text-properties fo:color="#ff007f" fo:font-weight="bold"/>
    </style:style>
    <style:style style:name="P18" style:family="paragraph">
      <loext:graphic-properties draw:fill="none"/>
      <style:paragraph-properties fo:text-align="center"/>
      <style:text-properties fo:color="#ff007f" fo:font-weight="bold"/>
    </style:style>
    <style:style style:name="P19" style:family="paragraph">
      <style:paragraph-properties fo:margin-top="0.1cm" fo:margin-bottom="0cm" fo:text-align="center"/>
      <style:text-properties fo:color="#ff007f" fo:font-size="32pt" fo:font-weight="bold" style:font-size-asian="32pt" style:font-weight-asian="normal" style:font-size-complex="32pt" style:font-weight-complex="normal"/>
    </style:style>
    <style:style style:name="P20" style:family="paragraph">
      <loext:graphic-properties draw:fill="none"/>
      <style:paragraph-properties fo:margin-top="0.1cm" fo:margin-bottom="0cm" fo:text-align="center"/>
      <style:text-properties fo:color="#ff007f" fo:font-size="32pt" fo:font-weight="bold" style:font-size-asian="32pt" style:font-weight-asian="normal" style:font-size-complex="32pt" style:font-weight-complex="normal"/>
    </style:style>
    <style:style style:name="P21" style:family="paragraph">
      <style:paragraph-properties fo:text-align="center"/>
    </style:style>
    <style:style style:name="P22" style:family="paragraph">
      <style:paragraph-properties fo:text-align="center"/>
      <style:text-properties fo:font-size="60pt" style:font-size-asian="60pt" style:font-size-complex="60pt"/>
    </style:style>
    <style:style style:name="P23" style:family="paragraph">
      <style:paragraph-properties fo:margin-top="0.1cm" fo:margin-bottom="0cm" fo:text-align="center"/>
      <style:text-properties fo:color="#0000ff" fo:font-size="32pt" fo:font-weight="bold" style:font-size-asian="32pt" style:font-weight-asian="normal" style:font-size-complex="32pt" style:font-weight-complex="normal"/>
    </style:style>
    <style:style style:name="P24" style:family="paragraph">
      <loext:graphic-properties draw:fill="none"/>
      <style:paragraph-properties fo:margin-top="0.1cm" fo:margin-bottom="0cm" fo:text-align="center"/>
      <style:text-properties fo:color="#0000ff" fo:font-size="32pt" fo:font-weight="bold" style:font-size-asian="32pt" style:font-weight-asian="normal" style:font-size-complex="32pt" style:font-weight-complex="normal"/>
    </style:style>
    <style:style style:name="P25" style:family="paragraph">
      <style:paragraph-properties fo:text-align="center"/>
      <style:text-properties fo:color="#0000ff" fo:font-weight="bold"/>
    </style:style>
    <style:style style:name="P26" style:family="paragraph">
      <loext:graphic-properties draw:fill="none"/>
      <style:paragraph-properties fo:text-align="center"/>
      <style:text-properties fo:color="#0000ff" fo:font-weight="bold"/>
    </style:style>
    <style:style style:name="P27" style:family="paragraph">
      <style:paragraph-properties fo:text-align="center"/>
      <style:text-properties fo:color="#0000ff" fo:font-size="28pt" fo:font-weight="bold"/>
    </style:style>
    <style:style style:name="P28" style:family="paragraph">
      <loext:graphic-properties draw:fill="none"/>
      <style:paragraph-properties fo:text-align="center"/>
      <style:text-properties fo:color="#0000ff" fo:font-size="28pt" fo:font-weight="bold"/>
    </style:style>
    <style:style style:name="P29" style:family="paragraph">
      <style:paragraph-properties fo:text-align="center"/>
      <style:text-properties fo:color="#0000ff" fo:font-size="28pt" fo:font-weight="bold" style:font-size-asian="28pt" style:font-size-complex="28pt"/>
    </style:style>
    <style:style style:name="P30" style:family="paragraph">
      <loext:graphic-properties draw:fill="none"/>
      <style:paragraph-properties fo:text-align="center"/>
      <style:text-properties fo:color="#0000ff" fo:font-size="28pt" fo:font-weight="bold" style:font-size-asian="28pt" style:font-size-complex="28pt"/>
    </style:style>
    <style:style style:name="T1" style:family="text">
      <style:text-properties fo:font-size="32pt" style:font-size-asian="32pt" style:font-weight-asian="normal" style:font-size-complex="32pt" style:font-weight-complex="normal"/>
    </style:style>
    <style:style style:name="T2" style:family="text">
      <style:text-properties fo:font-size="28pt" style:font-size-asian="28pt" style:font-size-complex="28pt"/>
    </style:style>
    <style:style style:name="T3"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 draw:id="id3" draw:layer="layout" svg:width="1.5cm" svg:height="1.5cm" draw:transform="rotate (-0.330216294477326) translate (9.312cm 35.129cm)">
          <text:p text:style-name="P1"><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4" xml:id="id19" draw:id="id19" draw:layer="layout" svg:width="8.939cm" svg:height="7.184cm" draw:transform="rotate (0.785398163397448) translate (27.899cm 29.621cm)">
          <text:p text:style-name="P3">Queen’s</text:p>
          <text:p text:style-name="P3">Speech</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 draw:text-style-name="P4" xml:id="id2" draw:id="id2" draw:layer="layout" svg:width="6.242cm" svg:height="3.748cm" draw:transform="rotate (-0.690103186238559) translate (7.717cm 37.86cm)">
          <text:p text:style-name="P3">Detailed</text:p>
          <text:p text:style-name="P3">Policy</text:p>
          <text:p text:style-name="P3">Worked</text:p>
          <text:p text:style-name="P3">Up</text:p>
          <draw:enhanced-geometry svg:viewBox="0 0 21600 21600" draw:glue-points="?f6 10800 10800 21600 ?f5 10800 10800 0" draw:text-areas="?f3 ?f3 ?f4 ?f4" draw:type="trapezoid" draw:modifiers="2986.5175787549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 draw:text-style-name="P5" xml:id="id1" draw:id="id1" draw:layer="layout" svg:width="2.768cm" svg:height="4.303cm" draw:transform="rotate (-0.785398163397448) translate (4.274cm 43.895cm)">
          <draw:image xlink:href="Pictures/10000B4C00000A700000103A01F856D5C407B27D.svg" xlink:type="simple" xlink:show="embed" xlink:actuate="onLoad">
            <text:p/>
          </draw:image>
          <draw:image xlink:href="Pictures/10000201000000650000009DEDB16CCFEAFB9937.png" xlink:type="simple" xlink:show="embed" xlink:actuate="onLoad"/>
        </draw:frame>
        <draw:connector draw:style-name="gr5" draw:text-style-name="P4" draw:layer="layout" draw:type="curve" draw:line-skew="0cm 5.7cm -5.018cm" svg:x1="5.253cm" svg:y1="44.874cm" svg:x2="7.736cm" svg:y2="42.739cm" draw:start-shape="id1" draw:start-glue-point="0" draw:end-shape="id2" draw:end-glue-point="5" svg:d="M5253 44874c0-2218 1178-1479 1178-988s1305 1310 1305-1147" svg:viewBox="0 0 2484 2136">
          <text:p/>
        </draw:connector>
        <draw:connector draw:style-name="gr5" draw:text-style-name="P4" draw:layer="layout" draw:type="curve" draw:line-skew="1.091cm" svg:x1="10.123cm" svg:y1="39.848cm" svg:x2="9.535cm" svg:y2="36.792cm" draw:start-shape="id2" draw:start-glue-point="7" draw:end-shape="id3" draw:end-glue-point="8" svg:d="M10123 39848c0-1965-588-437-588-3056" svg:viewBox="0 0 589 3057">
          <text:p/>
        </draw:connector>
        <draw:custom-shape draw:style-name="gr6" draw:text-style-name="P4" xml:id="id4" draw:id="id4" draw:layer="layout" svg:width="4.5cm" svg:height="2.7cm" draw:transform="rotate (-0.72396257372725) translate (14.22cm 34.734cm)">
          <text:p text:style-name="P3">Write</text:p>
          <text:p text:style-name="P3">Ar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layout" draw:type="curve" draw:line-skew="-0.807cm -1.069cm" svg:x1="10.489cm" svg:y1="36.326cm" svg:x2="14.046cm" svg:y2="38.326cm" draw:start-shape="id3" draw:start-glue-point="10" draw:end-shape="id4" draw:end-glue-point="2" svg:d="M10489 36326c426 0 354 1476 1137 2332s2420 1094 2420-332" svg:viewBox="0 0 3558 3023">
          <text:p/>
        </draw:connector>
        <draw:custom-shape draw:style-name="gr7" draw:text-style-name="P2" xml:id="id5" draw:id="id5" draw:layer="layout" svg:width="1.5cm" svg:height="1.5cm" draw:transform="rotate (-0.763057948971921) translate (18.547cm 41.634cm)">
          <text:p text:style-name="P1"><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xml:id="id6" draw:id="id6" draw:layer="layout" svg:width="1.5cm" svg:height="1.5cm" draw:transform="rotate (-0.763057948971921) translate (15.047cm 41.034cm)">
          <text:p text:style-name="P1"><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5" draw:text-style-name="P4" draw:layer="layout" draw:type="curve" svg:x1="16.776cm" svg:y1="38.797cm" svg:x2="19.088cm" svg:y2="42.152cm" draw:start-shape="id4" draw:start-glue-point="1" draw:end-shape="id5" draw:end-glue-point="4" svg:d="M16776 38797c1542 0 2312 1118 2312 3355" svg:viewBox="0 0 2313 3356">
          <text:p/>
        </draw:connector>
        <draw:connector draw:style-name="gr8" draw:text-style-name="P4" draw:layer="layout" draw:type="curve" svg:x1="17.819cm" svg:y1="42.711cm" svg:x2="15.053cm" svg:y2="41.343cm" draw:start-shape="id5" draw:start-glue-point="7" draw:end-shape="id6" draw:end-glue-point="5" svg:d="M17819 42711c-1498 0-1248-1142-1565-1828s-1201-914-1201 460" svg:viewBox="0 0 2767 2374">
          <text:p/>
        </draw:connector>
        <draw:custom-shape draw:style-name="gr9" draw:text-style-name="P4" xml:id="id7" draw:id="id7" draw:layer="layout" svg:width="6.018cm" svg:height="3.147cm" draw:transform="rotate (-0.72396257372725) translate (12.623cm 42.386cm)">
          <text:p text:style-name="P3">Bid for slot</text:p>
          <text:p text:style-name="P3">in next</text:p>
          <text:p text:style-name="P3">session accept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layout" draw:type="curve" draw:line-skew="-0.409cm -0.571cm 4.039cm" svg:x1="14.551cm" svg:y1="42.637cm" svg:x2="14.947cm" svg:y2="44.3cm" draw:start-shape="id6" draw:start-glue-point="8" draw:end-shape="id7" draw:end-glue-point="0" svg:d="M14551 42637c0 1074 2386 716 2386 1272 0 557-1990 640-1990 391" svg:viewBox="0 0 2387 1797">
          <text:p/>
        </draw:connector>
        <draw:custom-shape draw:style-name="gr7" draw:text-style-name="P2" xml:id="id8" draw:id="id8" draw:layer="layout" svg:width="1.5cm" svg:height="1.5cm" draw:transform="rotate (-0.763057948971921) translate (24.737cm 44.779cm)">
          <text:p text:style-name="P1"><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5" draw:text-style-name="P4" draw:layer="layout" draw:type="curve" svg:x1="16.168cm" svg:y1="47.621cm" svg:x2="24.009cm" svg:y2="45.856cm" draw:start-shape="id7" draw:start-glue-point="1" draw:end-shape="id8" draw:end-glue-point="7" svg:d="M16168 47621c6427 0 2507-1765 7841-1765" svg:viewBox="0 0 7842 1766">
          <text:p/>
        </draw:connector>
        <draw:custom-shape draw:style-name="gr10" draw:text-style-name="P4" xml:id="id9" draw:id="id9" draw:layer="layout" svg:width="5.624cm" svg:height="2.998cm" draw:transform="skewX (1.10415777065301E-016) rotate (-0.72396257372725) translate (31.787cm 43.1cm)">
          <text:p text:style-name="P3">Lawyers Instruct</text:p>
          <text:p text:style-name="P3">Parliamentary</text:p>
          <text:p text:style-name="P3">Counsel</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layout" draw:type="curve" draw:line-skew="-1.35cm" svg:x1="24.777cm" svg:y1="46.59cm" svg:x2="31.837cm" svg:y2="47.288cm" draw:start-shape="id8" draw:start-glue-point="9" draw:end-shape="id9" draw:end-glue-point="2" svg:d="M24777 46590c0 2610 7060 2261 7060 698" svg:viewBox="0 0 7061 1918">
          <text:p/>
        </draw:connector>
        <draw:custom-shape draw:style-name="gr7" draw:text-style-name="P2" xml:id="id10" draw:id="id10" draw:layer="layout" svg:width="1.5cm" svg:height="1.5cm" draw:transform="rotate (-0.763057948971921) translate (38.216cm 46.479cm)">
          <text:p text:style-name="P1"><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5" draw:text-style-name="P4" draw:layer="layout" draw:type="curve" draw:line-skew="-0.754cm" svg:x1="35.086cm" svg:y1="48.019cm" svg:x2="37.488cm" svg:y2="47.556cm" draw:start-shape="id9" draw:start-glue-point="1" draw:end-shape="id10" draw:end-glue-point="7" svg:d="M35086 48019c1189 0-11-463 2402-463" svg:viewBox="0 0 2403 464">
          <text:p/>
        </draw:connector>
        <draw:custom-shape draw:style-name="gr11" draw:text-style-name="P4" xml:id="id11" draw:id="id11" draw:layer="layout" svg:width="5.077cm" svg:height="2.7cm" draw:transform="rotate (-0.72396257372725) translate (43.489cm 40.8cm)">
          <text:p text:style-name="P3">Reply from</text:p>
          <text:p text:style-name="P3">Parly Counse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layout" draw:type="curve" draw:line-skew="-0.568cm" svg:x1="38.782cm" svg:y1="48.058cm" svg:x2="46.477cm" svg:y2="45.245cm" draw:start-shape="id10" draw:start-glue-point="10" draw:end-shape="id11" draw:end-glue-point="1" svg:d="M38782 48058c12526 0 8679-2813 7695-2813" svg:viewBox="0 0 9026 2814">
          <text:p/>
        </draw:connector>
        <draw:custom-shape draw:style-name="gr12" draw:text-style-name="P4" xml:id="id13" draw:id="id13" draw:layer="layout" svg:width="5.119cm" svg:height="3.827cm" draw:transform="skewX (-9.50360189940364E-017) rotate (-0.72396257372725) translate (44.935cm 33.342cm)">
          <text:p text:style-name="P3">Revised</text:p>
          <text:p text:style-name="P3">Draft Bill</text:p>
          <text:p text:style-name="P3">From</text:p>
          <text:p text:style-name="P3">Parly Counse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xml:id="id12" draw:id="id12" draw:layer="layout" svg:width="1.5cm" svg:height="1.5cm" draw:transform="rotate (-0.763057948971921) translate (39.637cm 40.979cm)">
          <text:p text:style-name="P1"><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5" draw:text-style-name="P4" draw:layer="layout" draw:type="curve" draw:line-skew="-2.145cm" svg:x1="43.531cm" svg:y1="44.583cm" svg:x2="39.677cm" svg:y2="42.79cm" draw:start-shape="id11" draw:start-glue-point="2" draw:end-shape="id12" draw:end-glue-point="9" svg:d="M43531 44583c0 99-3854 995-3854-1793" svg:viewBox="0 0 3855 2009">
          <text:p/>
        </draw:connector>
        <draw:connector draw:style-name="gr5" draw:text-style-name="P4" draw:layer="layout" draw:type="curve" svg:x1="40.178cm" svg:y1="41.497cm" svg:x2="44.246cm" svg:y2="37.983cm" draw:start-shape="id12" draw:start-glue-point="4" draw:end-shape="id13" draw:end-glue-point="2" svg:d="M40178 41497c0-1810 4068-54 4068-3514" svg:viewBox="0 0 4069 3515">
          <text:p/>
        </draw:connector>
        <draw:custom-shape draw:style-name="gr7" draw:text-style-name="P2" xml:id="id14" draw:id="id14" draw:layer="layout" svg:width="1.5cm" svg:height="1.5cm" draw:transform="rotate (-0.763057948971921) translate (37.037cm 36.879cm)">
          <text:p text:style-name="P1"><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xml:id="id15" draw:id="id15" draw:layer="layout" svg:width="1.5cm" svg:height="1.5cm" draw:transform="rotate (-0.763057948971921) translate (34.016cm 35.079cm)">
          <text:p text:style-name="P1"><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5" draw:text-style-name="P4" draw:layer="layout" draw:type="curve" svg:x1="46.922cm" svg:y1="34.958cm" svg:x2="37.811cm" svg:y2="37.922cm" draw:start-shape="id13" draw:start-glue-point="0" draw:end-shape="id14" draw:end-glue-point="11" svg:d="M46922 34958c0-3334-3338-2778-4702-1204s-755 4168-4409 4168" svg:viewBox="0 0 9112 5416">
          <text:p/>
        </draw:connector>
        <draw:connector draw:style-name="gr5" draw:text-style-name="P4" draw:layer="layout" draw:type="curve" draw:line-skew="0.861cm" svg:x1="37.043cm" svg:y1="37.188cm" svg:x2="34.022cm" svg:y2="35.388cm" draw:start-shape="id14" draw:start-glue-point="5" draw:end-shape="id15" draw:end-glue-point="5" svg:d="M37043 37188c0-2782-3021-1882-3021-1800" svg:viewBox="0 0 3022 2004">
          <text:p/>
        </draw:connector>
        <draw:custom-shape draw:style-name="gr14" draw:text-style-name="P4" xml:id="id16" draw:id="id16" draw:layer="layout" svg:width="5.978cm" svg:height="3.353cm" draw:transform="rotate (-0.72396257372725) translate (18.652cm 33.334cm)">
          <text:p text:style-name="P3">Draft</text:p>
          <text:p text:style-name="P3">Explanatory Not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layout" draw:type="curve" svg:x1="33.288cm" svg:y1="36.156cm" svg:x2="22.099cm" svg:y2="38.62cm" draw:start-shape="id15" draw:start-glue-point="7" draw:end-shape="id16" draw:end-glue-point="1" svg:d="M33288 36156c-7804 0-2210 2464-11189 2464" svg:viewBox="0 0 11190 2465">
          <text:p/>
        </draw:connector>
        <draw:custom-shape draw:style-name="gr7" draw:text-style-name="P2" xml:id="id17" draw:id="id17" draw:layer="layout" svg:width="1.5cm" svg:height="1.5cm" draw:transform="rotate (-0.763057948971921) translate (22.168cm 32.334cm)">
          <text:p text:style-name="P1"><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4" xml:id="id18" draw:id="id18" draw:layer="layout" svg:width="4.169cm" svg:height="2.989cm" draw:transform="rotate (-0.72396257372725) translate (26.408cm 30.533cm)">
          <text:p text:style-name="P3">PBL</text:p>
          <text:p text:style-name="P3">Committe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layout" draw:type="curve" draw:line-skew="0.648cm" svg:x1="17.462cm" svg:y1="34.519cm" svg:x2="21.649cm" svg:y2="32.876cm" draw:start-shape="id16" draw:start-glue-point="3" draw:end-shape="id17" draw:end-glue-point="6" svg:d="M17462 34519c-1116 0-3209-1643 4187-1643" svg:viewBox="0 0 5338 1644">
          <text:p/>
        </draw:connector>
        <draw:connector draw:style-name="gr5" draw:text-style-name="P4" draw:layer="layout" draw:type="curve" svg:x1="22.208cm" svg:y1="34.145cm" svg:x2="25.919cm" svg:y2="34.232cm" draw:start-shape="id17" draw:start-glue-point="9" draw:end-shape="id18" svg:d="M22208 34145c0 2994 3711 2950 3711 87" svg:viewBox="0 0 3712 2241">
          <text:p/>
        </draw:connector>
        <draw:connector draw:style-name="gr5" draw:text-style-name="P4" draw:layer="layout" draw:type="curve" svg:x1="25.339cm" svg:y1="31.582cm" svg:x2="30.984cm" svg:y2="26.386cm" draw:start-shape="id18" draw:start-glue-point="3" draw:end-shape="id19" draw:end-glue-point="0" svg:d="M25339 31582c-1950 0-4772-5196 5645-5196" svg:viewBox="0 0 7524 5197">
          <text:p/>
        </draw:connector>
        <draw:custom-shape draw:style-name="gr16" draw:text-style-name="P7" xml:id="id20" draw:id="id20" draw:layer="layout" svg:width="5.78cm" svg:height="2.066cm" draw:transform="rotate (0.815766892382147) translate (40.1cm 29.784cm)">
          <text:p text:style-name="P6">First Reading</text:p>
          <text:p text:style-name="P6">Bill Introduc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8" draw:layer="layout" draw:type="curve" svg:x1="36.214cm" svg:y1="31.616cm" svg:x2="40.78cm" svg:y2="30.569cm" draw:start-shape="id19" draw:start-glue-point="2" draw:end-shape="id20" draw:end-glue-point="3" svg:d="M36214 31616c0 5239 4566 5763 4566-1047" svg:viewBox="0 0 4567 5045">
          <text:p/>
        </draw:connector>
        <draw:custom-shape draw:style-name="gr18" draw:text-style-name="P10" xml:id="id21" draw:id="id21" draw:layer="layout" svg:width="1.5cm" svg:height="1.5cm" draw:transform="rotate (0.835314580004487) translate (42.581cm 23.494cm)">
          <text:p text:style-name="P9"><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9" draw:text-style-name="P8" draw:layer="layout" draw:type="curve" svg:x1="42.004cm" svg:y1="27.607cm" svg:x2="43.006cm" svg:y2="22.867cm" draw:start-shape="id20" draw:end-shape="id21" draw:end-glue-point="0" svg:d="M42004 27607c-3766 0-4267-4740 1002-4740" svg:viewBox="0 0 3893 4741">
          <text:p/>
        </draw:connector>
        <draw:custom-shape draw:style-name="gr20" draw:text-style-name="P7" xml:id="id22" draw:id="id22" draw:layer="layout" svg:width="3.85cm" svg:height="2.281cm" draw:transform="rotate (0.815766892382147) translate (44.3cm 20.737cm)">
          <text:p text:style-name="P6">Second</text:p>
          <text:p text:style-name="P6">Reading</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8" draw:layer="layout" draw:type="curve" draw:line-skew="-1.541cm" svg:x1="44.197cm" svg:y1="23.945cm" svg:x2="47.358cm" svg:y2="20.971cm" draw:start-shape="id21" draw:start-glue-point="8" draw:end-shape="id22" draw:end-glue-point="2" svg:d="M44197 23945c5203 0 3623-2974 3161-2974" svg:viewBox="0 0 3750 2975">
          <text:p/>
        </draw:connector>
        <draw:custom-shape draw:style-name="gr18" draw:text-style-name="P10" xml:id="id23" draw:id="id23" draw:layer="layout" svg:width="1.5cm" svg:height="1.5cm" draw:transform="rotate (0.835314580004487) translate (44.9cm 15.912cm)">
          <text:p text:style-name="P9"><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9" draw:text-style-name="P8" draw:layer="layout" draw:type="curve" draw:line-skew="0.8cm 0.382cm" svg:x1="45.542cm" svg:y1="19.263cm" svg:x2="45.996cm" svg:y2="16.609cm" draw:start-shape="id22" draw:start-glue-point="0" draw:end-shape="id23" draw:end-glue-point="7" svg:d="M45542 19263c-1573 0-1312-761-805-1001s1259 43 1259-1653" svg:viewBox="0 0 1651 2655">
          <text:p/>
        </draw:connector>
        <draw:custom-shape draw:style-name="gr20" draw:text-style-name="P7" xml:id="id24" draw:id="id24" draw:layer="layout" svg:width="3.85cm" svg:height="2.281cm" draw:transform="rotate (0.815766892382147) translate (38.7cm 20.103cm)">
          <text:p text:style-name="P6">Public Bill</text:p>
          <text:p text:style-name="P6">Committee</text:p>
          <text:p text:style-name="P6">Evidenc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8" draw:layer="layout" draw:type="curve" svg:x1="45.209cm" svg:y1="15.896cm" svg:x2="41.758cm" svg:y2="20.337cm" draw:start-shape="id23" draw:start-glue-point="5" draw:end-shape="id24" svg:d="M45209 15896c-1888 0-163 4441-3451 4441" svg:viewBox="0 0 3452 4442">
          <text:p/>
        </draw:connector>
        <draw:custom-shape draw:style-name="gr18" draw:text-style-name="P10" xml:id="id25" draw:id="id25" draw:layer="layout" svg:width="1.5cm" svg:height="1.5cm" draw:transform="rotate (0.835314580004487) translate (45.481cm 12.512cm)">
          <text:p text:style-name="P9"><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9" draw:text-style-name="P8" draw:layer="layout" draw:type="curve" draw:line-skew="-1.857cm" svg:x1="42.242cm" svg:y1="18.004cm" svg:x2="46.037cm" svg:y2="13.015cm" draw:start-shape="id24" draw:end-shape="id25" draw:end-glue-point="6" svg:d="M42242 18004c0-6780 3795-4286 3795-4989" svg:viewBox="0 0 3796 4990">
          <text:p/>
        </draw:connector>
        <draw:custom-shape draw:style-name="gr20" draw:text-style-name="P7" xml:id="id26" draw:id="id26" draw:layer="layout" svg:width="3.85cm" svg:height="2.281cm" draw:transform="rotate (0.815766892382147) translate (44.3cm 9.737cm)">
          <text:p text:style-name="P6">Public Bill</text:p>
          <text:p text:style-name="P6">Committe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8" draw:layer="layout" draw:type="curve" draw:line-skew="-0.962cm" svg:x1="47.29cm" svg:y1="12.422cm" svg:x2="47.358cm" svg:y2="9.971cm" draw:start-shape="id25" draw:start-glue-point="9" draw:end-shape="id26" svg:d="M47290 12422c1432 0 1398-2451 68-2451" svg:viewBox="0 0 1071 2452">
          <text:p/>
        </draw:connector>
        <draw:custom-shape draw:style-name="gr20" draw:text-style-name="P7" xml:id="id28" draw:id="id28" draw:layer="layout" svg:width="3.85cm" svg:height="2.281cm" draw:transform="rotate (0.815766892382147) translate (34.9cm 7.703cm)">
          <text:p text:style-name="P6">Public Bill</text:p>
          <text:p text:style-name="P6">Committe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8" draw:layer="layout" draw:type="curve" draw:line-skew="0.544cm" svg:x1="45.542cm" svg:y1="8.263cm" svg:x2="42.394cm" svg:y2="10.333cm" draw:start-shape="id26" draw:start-glue-point="0" draw:end-shape="id27" svg:d="M45542 8263c-2157 0-583 2070-3148 2070" svg:viewBox="0 0 3149 2071">
          <text:p/>
        </draw:connector>
        <draw:custom-shape draw:style-name="gr18" draw:text-style-name="P10" xml:id="id27" draw:id="id27" draw:layer="layout" svg:width="1.5cm" svg:height="1.5cm" draw:transform="rotate (0.835314580004487) translate (40.7cm 9.812cm)">
          <text:p text:style-name="P9"><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9" draw:text-style-name="P8" draw:layer="layout" draw:type="curve" svg:x1="41.203cm" svg:y1="9.256cm" svg:x2="35.657cm" svg:y2="8.562cm" draw:start-shape="id27" draw:start-glue-point="4" draw:end-shape="id28" draw:end-glue-point="3" svg:d="M41203 9256c-1879 0-1565 224-2482 479s-3064 541-3064-1173" svg:viewBox="0 0 5547 1367">
          <text:p/>
        </draw:connector>
        <draw:custom-shape draw:style-name="gr18" draw:text-style-name="P10" xml:id="id29" draw:id="id29" draw:layer="layout" svg:width="1.5cm" svg:height="1.5cm" draw:transform="rotate (0.835314580004487) translate (41.611cm 7.317cm)">
          <text:p text:style-name="P9"><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9" draw:text-style-name="P8" draw:layer="layout" draw:type="curve" svg:x1="38.442cm" svg:y1="5.604cm" svg:x2="42.633cm" svg:y2="6.514cm" draw:start-shape="id28" draw:start-glue-point="1" draw:end-shape="id29" draw:end-glue-point="11" svg:d="M38442 5604c0-1716 4191-2171 4191 910" svg:viewBox="0 0 4192 2259">
          <text:p/>
        </draw:connector>
        <draw:custom-shape draw:style-name="gr21" draw:text-style-name="P7" xml:id="id30" draw:id="id30" draw:layer="layout" svg:width="4.855cm" svg:height="2.917cm" draw:transform="rotate (0.815766892382147) translate (43.2cm 4.601cm)">
          <text:p text:style-name="P6">Report</text:p>
          <text:p text:style-name="P6">And</text:p>
          <text:p text:style-name="P6">Third Read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8" draw:layer="layout" draw:type="curve" svg:x1="43.42cm" svg:y1="7.227cm" svg:x2="44.189cm" svg:y2="5.678cm" draw:start-shape="id29" draw:start-glue-point="9" draw:end-shape="id30" draw:end-glue-point="3" svg:d="M43420 7227c513 0 769-516 769-1549" svg:viewBox="0 0 770 1550">
          <text:p/>
        </draw:connector>
        <draw:custom-shape draw:style-name="gr21" draw:text-style-name="P7" xml:id="id31" draw:id="id31" draw:layer="layout" svg:width="4.855cm" svg:height="2.917cm" draw:transform="rotate (0.000174532925197042) translate (31.345cm 2.483cm)">
          <text:p text:style-name="P6">Ping Po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8" draw:layer="layout" draw:type="curve" svg:x1="44.786cm" svg:y1="2.761cm" svg:x2="36.2cm" svg:y2="3.941cm" draw:start-shape="id30" draw:start-glue-point="0" draw:end-shape="id31" svg:d="M44786 2761c-7629 0-3336 1180-8586 1180" svg:viewBox="0 0 8587 1181">
          <text:p/>
        </draw:connector>
        <draw:custom-shape draw:style-name="gr22" draw:text-style-name="P12" draw:layer="layout" svg:width="12.9cm" svg:height="4.5cm" svg:x="22.2cm" svg:y="38.6cm">
          <text:p text:style-name="P11"><text:span text:style-name="T2">E</text:span><text:span text:style-name="T2">a</text:span><text:span text:style-name="T2">rl</text:span><text:span text:style-name="T2">y </text:span><text:span text:style-name="T2">S</text:span><text:span text:style-name="T2">t</text:span><text:span text:style-name="T2">a</text:span><text:span text:style-name="T2">g</text:span><text:span text:style-name="T2">e</text:span><text:span text:style-name="T2">s</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4" draw:layer="layout" svg:width="10.626cm" svg:height="6.911cm" draw:transform="skewX (1.01432167737432E-016) rotate (0.785572696322648) translate (30.9cm 17.314cm)">
          <text:p text:style-name="P13"><text:span text:style-name="T2">H</text:span><text:span text:style-name="T2">o</text:span><text:span text:style-name="T2">u</text:span><text:span text:style-name="T2">s</text:span><text:span text:style-name="T2">e </text:span><text:span text:style-name="T2">of</text:span></text:p>
          <text:p text:style-name="P13"><text:span text:style-name="T2">C</text:span><text:span text:style-name="T2">o</text:span><text:span text:style-name="T2">m</text:span><text:span text:style-name="T2">m</text:span><text:span text:style-name="T2">o</text:span><text:span text:style-name="T2">n</text:span><text:span text:style-name="T2">s</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6" draw:layer="layout" svg:width="7.25cm" svg:height="4.63cm" draw:transform="skewX (-1.10939814479067E-016) rotate (-0.749444380806366) translate (24.855cm 4.471cm)">
          <text:p text:style-name="P15"><text:span text:style-name="T2">House </text:span><text:span text:style-name="T2">of</text:span></text:p>
          <text:p text:style-name="P15"><text:span text:style-name="T2">Lords</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8" xml:id="id32" draw:id="id32" draw:layer="layout" svg:width="4.855cm" svg:height="2.917cm" draw:transform="rotate (0.000174532925197042) translate (23.245cm 1.183cm)">
          <text:p text:style-name="P17">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0" xml:id="id33" draw:id="id33" draw:layer="layout" svg:width="1.5cm" svg:height="1.5cm" svg:x="28.6cm" svg:y="4.4cm">
          <text:p text:style-name="P19"><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27" draw:text-style-name="P8" draw:layer="layout" draw:type="curve" svg:x1="31.345cm" svg:y1="3.941cm" svg:x2="28.1cm" svg:y2="2.641cm" draw:start-shape="id31" draw:start-glue-point="3" draw:end-shape="id32" svg:d="M31345 3941c-2434 0-812-1300-3245-1300" svg:viewBox="0 0 3246 1301">
          <text:p/>
        </draw:connector>
        <draw:connector draw:style-name="gr27" draw:text-style-name="P8" draw:layer="layout" draw:type="curve" svg:x1="23.245cm" svg:y1="2.641cm" svg:x2="28.6cm" svg:y2="5.15cm" draw:start-shape="id32" draw:start-glue-point="3" draw:end-shape="id33" draw:end-glue-point="6" svg:d="M23245 2641c-910 0-3588 2509 5355 2509" svg:viewBox="0 0 6446 2510">
          <text:p/>
        </draw:connector>
        <draw:custom-shape draw:style-name="gr25" draw:text-style-name="P18" xml:id="id34" draw:id="id34" draw:layer="layout" svg:width="4.855cm" svg:height="2.917cm" draw:transform="rotate (0.000174532925197042) translate (29.945cm 8.8cm)">
          <text:p text:style-name="P17">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8" draw:layer="layout" draw:type="curve" svg:x1="30.1cm" svg:y1="5.15cm" svg:x2="32.372cm" svg:y2="8.8cm" draw:start-shape="id33" draw:start-glue-point="10" draw:end-shape="id34" draw:end-glue-point="0" svg:d="M30100 5150c1515 0 2272 1216 2272 3650" svg:viewBox="0 0 2273 3651">
          <text:p/>
        </draw:connector>
        <draw:custom-shape draw:style-name="gr26" draw:text-style-name="P20" xml:id="id35" draw:id="id35" draw:layer="layout" svg:width="1.5cm" svg:height="1.5cm" svg:x="31.1cm" svg:y="14.9cm">
          <text:p text:style-name="P19"><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5" draw:text-style-name="P18" xml:id="id36" draw:id="id36" draw:layer="layout" svg:width="4.855cm" svg:height="2.917cm" draw:transform="rotate (0.000174532925197042) translate (24.845cm 13.683cm)">
          <text:p text:style-name="P17">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8" draw:layer="layout" draw:type="curve" svg:x1="34.8cm" svg:y1="10.258cm" svg:x2="31.85cm" svg:y2="14.9cm" draw:start-shape="id34" draw:start-glue-point="1" draw:end-shape="id35" draw:end-glue-point="4" svg:d="M34800 10258c909 0 758 1526-207 2090s-2743 166-2743 2552" svg:viewBox="0 0 3556 4643">
          <text:p/>
        </draw:connector>
        <draw:connector draw:style-name="gr27" draw:text-style-name="P8" draw:layer="layout" draw:type="curve" svg:x1="31.85cm" svg:y1="16.4cm" svg:x2="27.272cm" svg:y2="13.683cm" draw:start-shape="id35" draw:start-glue-point="8" draw:end-shape="id36" draw:end-glue-point="0" svg:d="M31850 16400c0 910-1450 608-1450-1358 0-1965-3128-2269-3128-1359" svg:viewBox="0 0 4579 3699">
          <text:p/>
        </draw:connector>
        <draw:custom-shape draw:style-name="gr26" draw:text-style-name="P20" xml:id="id37" draw:id="id37" draw:layer="layout" svg:width="1.5cm" svg:height="1.5cm" svg:x="29.9cm" svg:y="17.9cm">
          <text:p text:style-name="P19"><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5" draw:text-style-name="P18" xml:id="id40" draw:id="id40" draw:layer="layout" svg:width="4.855cm" svg:height="2.917cm" draw:transform="rotate (0.000174532925197042) translate (18.2cm 26.1cm)">
          <text:p text:style-name="P17">x</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8" draw:layer="layout" draw:type="curve" svg:x1="27.272cm" svg:y1="16.6cm" svg:x2="29.9cm" svg:y2="18.65cm" draw:start-shape="id36" draw:start-glue-point="2" draw:end-shape="id37" draw:end-glue-point="6" svg:d="M27272 16600c0 1367 876 2050 2628 2050" svg:viewBox="0 0 2629 2051">
          <text:p/>
        </draw:connector>
        <draw:connector draw:style-name="gr27" draw:text-style-name="P8" draw:layer="layout" draw:type="curve" draw:line-skew="0cm -2.45cm -0.724cm" svg:x1="30.65cm" svg:y1="19.4cm" svg:x2="21.827cm" svg:y2="17.083cm" draw:start-shape="id37" draw:start-glue-point="8" draw:end-shape="id38" draw:end-glue-point="0" svg:d="M30650 19400c0 912-6022 608-6022-1520s-2801-2793-2801-797" svg:viewBox="0 0 8824 3999">
          <text:p/>
        </draw:connector>
        <draw:custom-shape draw:style-name="gr25" draw:text-style-name="P18" xml:id="id38" draw:id="id38" draw:layer="layout" svg:width="4.855cm" svg:height="2.917cm" draw:transform="rotate (0.000174532925197042) translate (19.4cm 17.083cm)">
          <text:p text:style-name="P17">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8" xml:id="id39" draw:id="id39" draw:layer="layout" svg:width="4.855cm" svg:height="2.917cm" draw:transform="rotate (0.000174532925197042) translate (14.5cm 21.3cm)">
          <text:p text:style-name="P17">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2" draw:layer="layout" svg:width="11.7cm" svg:height="3.7cm" svg:x="20.9cm" svg:y="20.6cm">
          <text:p text:style-name="P21"><text:span text:style-name="T3">Le</text:span><text:span text:style-name="T3">gis</text:span><text:span text:style-name="T3">lat</text:span><text:span text:style-name="T3">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7" draw:text-style-name="P8" draw:layer="layout" draw:type="curve" svg:x1="19.4cm" svg:y1="18.541cm" svg:x2="16.927cm" svg:y2="21.3cm" draw:start-shape="id38" draw:start-glue-point="3" draw:end-shape="id39" draw:end-glue-point="0" svg:d="M19400 18541c-1649 0-2473 919-2473 2759" svg:viewBox="0 0 2474 2760">
          <text:p/>
        </draw:connector>
        <draw:connector draw:style-name="gr27" draw:text-style-name="P8" draw:layer="layout" draw:type="curve" svg:x1="16.927cm" svg:y1="24.217cm" svg:x2="20.627cm" svg:y2="26.1cm" draw:start-shape="id39" draw:end-shape="id40" svg:d="M16927 24217c0 1411 3700 470 3700 1883" svg:viewBox="0 0 3701 1884">
          <text:p/>
        </draw:connector>
        <draw:custom-shape draw:style-name="gr26" draw:text-style-name="P20" xml:id="id41" draw:id="id41" draw:layer="layout" svg:width="1.5cm" svg:height="1.5cm" svg:x="18.5cm" svg:y="30.7cm">
          <text:p text:style-name="P19"><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27" draw:text-style-name="P8" draw:layer="layout" draw:type="curve" svg:x1="20.627cm" svg:y1="29.017cm" svg:x2="19.781cm" svg:y2="31.981cm" draw:start-shape="id40" draw:start-glue-point="2" draw:end-shape="id41" draw:end-glue-point="9" svg:d="M20627 29017c0 1976-282 2964-846 2964" svg:viewBox="0 0 847 2965">
          <text:p/>
        </draw:connector>
        <draw:custom-shape draw:style-name="gr25" draw:text-style-name="P18" xml:id="id42" draw:id="id42" draw:layer="layout" svg:width="4.855cm" svg:height="2.917cm" draw:transform="rotate (0.000174532925197042) translate (10.445cm 31.1cm)">
          <text:p text:style-name="P17">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8" draw:layer="layout" draw:type="curve" svg:x1="19.25cm" svg:y1="30.7cm" svg:x2="15.3cm" svg:y2="32.558cm" draw:start-shape="id41" draw:start-glue-point="4" draw:end-shape="id42" draw:end-glue-point="1" svg:d="M19250 30700c0-909-1175-758-1563-66s13 1924-2387 1924" svg:viewBox="0 0 3951 2493">
          <text:p/>
        </draw:connector>
        <draw:custom-shape draw:style-name="gr26" draw:text-style-name="P20" xml:id="id43" draw:id="id43" draw:layer="layout" svg:width="1.5cm" svg:height="1.5cm" svg:x="7.9cm" svg:y="31.1cm">
          <text:p text:style-name="P19"><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27" draw:text-style-name="P8" draw:layer="layout" draw:type="curve" svg:x1="12.872cm" svg:y1="34.017cm" svg:x2="9.181cm" svg:y2="32.381cm" draw:start-shape="id42" draw:start-glue-point="2" draw:end-shape="id43" draw:end-glue-point="9" svg:d="M12872 34017c0 909-3691 1727-3691-1636" svg:viewBox="0 0 3692 2436">
          <text:p/>
        </draw:connector>
        <draw:custom-shape draw:style-name="gr21" draw:text-style-name="P7" xml:id="id44" draw:id="id44" draw:layer="layout" svg:width="4.855cm" svg:height="2.917cm" draw:transform="skewX (1.31451685811901E-016) rotate (-2.35601995726715) translate (8.6cm 35.963cm)">
          <text:p text:style-name="P6">Ping Po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4" xml:id="id45" draw:id="id45" draw:layer="layout" svg:width="1.5cm" svg:height="1.5cm" draw:transform="rotate (-3.14159265358979) translate (6.6cm 33.4cm)">
          <text:p text:style-name="P23"><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30" draw:text-style-name="P8" draw:layer="layout" draw:type="curve" svg:x1="4.061cm" svg:y1="38.44cm" svg:x2="5.319cm" svg:y2="33.181cm" draw:start-shape="id44" draw:start-glue-point="1" draw:end-shape="id45" draw:end-glue-point="11" svg:d="M4061 38440c-2346 0-2975-5259 1258-5259" svg:viewBox="0 0 3103 5260">
          <text:p/>
        </draw:connector>
        <draw:frame draw:style-name="gr31" draw:text-style-name="P21" xml:id="id46" draw:id="id46" draw:layer="layout" svg:width="6.244cm" svg:height="4.826cm" draw:transform="rotate (-2.35619449019234) translate (18.528cm 27.385cm)">
          <draw:image xlink:href="Pictures/1000A7390000479C000037598548CA081FD9938B.svg" xlink:type="simple" xlink:show="embed" xlink:actuate="onLoad">
            <text:p text:style-name="P21"/>
          </draw:image>
          <draw:image xlink:href="Pictures/10000201000002B50000021881E95B54B1DB3F25.png" xlink:type="simple" xlink:show="embed" xlink:actuate="onLoad"/>
        </draw:frame>
        <draw:connector draw:style-name="gr30" draw:text-style-name="P8" draw:layer="layout" draw:type="curve" svg:x1="8.119cm" svg:y1="32.381cm" svg:x2="7.644cm" svg:y2="34.857cm" draw:start-shape="id43" draw:start-glue-point="7" draw:end-shape="id44" svg:d="M8119 32381c0 1465-475 228-475 2476" svg:viewBox="0 0 476 2477">
          <text:p/>
        </draw:connector>
        <draw:connector draw:style-name="gr30" draw:text-style-name="P8" draw:layer="layout" draw:type="curve" svg:x1="5.85cm" svg:y1="31.9cm" svg:x2="12.407cm" svg:y2="30.094cm" draw:start-shape="id45" draw:start-glue-point="8" draw:end-shape="id46" draw:end-glue-point="1" svg:d="M5850 31900c0-1204 2185-1806 6557-1806" svg:viewBox="0 0 6558 1807">
          <text:p/>
        </draw:connector>
        <draw:custom-shape draw:style-name="gr32" draw:text-style-name="P26" xml:id="id47" draw:id="id47" draw:layer="layout" svg:width="4.855cm" svg:height="2.917cm" draw:transform="skewX (1.31451685811901E-016) rotate (-2.35601995726715) translate (8.396cm 26.367cm)">
          <text:p text:style-name="P25">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4" xml:id="id48" draw:id="id48" draw:layer="layout" svg:width="1.5cm" svg:height="1.5cm" draw:transform="rotate (-3.14159265358979) translate (12.9cm 24.6cm)">
          <text:p text:style-name="P23"><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2" draw:text-style-name="P26" xml:id="id49" draw:id="id49" draw:layer="layout" svg:width="4.855cm" svg:height="2.917cm" draw:transform="skewX (1.31451685811901E-016) rotate (-2.35601995726715) translate (15.5cm 16.363cm)">
          <text:p text:style-name="P25">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4" xml:id="id50" draw:id="id50" draw:layer="layout" svg:width="1.5cm" svg:height="1.5cm" draw:transform="rotate (-3.14159265358979) translate (14.4cm 21.6cm)">
          <text:p text:style-name="P23"><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3" draw:text-style-name="P26" xml:id="id51" draw:id="id51" draw:layer="layout" svg:width="4.855cm" svg:height="2.757cm" draw:transform="rotate (-2.35601995726715) translate (21.5cm 14.649cm)">
          <text:p text:style-name="P25">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4" xml:id="id52" draw:id="id52" draw:layer="layout" svg:width="1.5cm" svg:height="1.5cm" draw:transform="rotate (-3.14159265358979) translate (25.2cm 13.4cm)">
          <text:p text:style-name="P23"><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2" draw:text-style-name="P26" xml:id="id55" draw:id="id55" draw:layer="layout" svg:width="4.855cm" svg:height="2.917cm" draw:transform="skewX (1.31451685811901E-016) rotate (-2.35601995726715) translate (6.3cm 17.363cm)">
          <text:p text:style-name="P25">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4" xml:id="id58" draw:id="id58" draw:layer="layout" svg:width="1.5cm" svg:height="1.5cm" draw:transform="rotate (-3.14159265358979) translate (21.2cm 3.4cm)">
          <text:p text:style-name="P23"><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2" draw:text-style-name="P26" xml:id="id57" draw:id="id57" draw:layer="layout" svg:width="4.855cm" svg:height="2.917cm" draw:transform="skewX (1.31451685811901E-016) rotate (-2.35601995726715) translate (17.4cm 9.163cm)">
          <text:p text:style-name="P25">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4" xml:id="id54" draw:id="id54" draw:layer="layout" svg:width="1.5cm" svg:height="1.5cm" draw:transform="rotate (-3.14159265358979) translate (17.3cm 14.6cm)">
          <text:p text:style-name="P23"><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4" draw:text-style-name="P26" xml:id="id53" draw:id="id53" draw:layer="layout" svg:width="4.855cm" svg:height="2.534cm" draw:transform="rotate (-2.35601995726715) translate (22.925cm 6.067cm)">
          <text:p text:style-name="P25">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4" xml:id="id56" draw:id="id56" draw:layer="layout" svg:width="1.5cm" svg:height="1.5cm" draw:transform="rotate (-3.14159265358979) translate (10.5cm 14.1cm)">
          <text:p text:style-name="P23"><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30" draw:text-style-name="P8" draw:layer="layout" draw:type="curve" draw:line-skew="1.256cm" svg:x1="12.908cm" svg:y1="26.18cm" svg:x2="3.857cm" svg:y2="28.844cm" draw:start-shape="id46" draw:start-glue-point="2" draw:end-shape="id47" draw:end-glue-point="1" svg:d="M12908 26180c-3075 0-2562 2006-4056 3178s-4995 1508-4995-514" svg:viewBox="0 0 9052 4120">
          <text:p/>
        </draw:connector>
        <draw:connector draw:style-name="gr30" draw:text-style-name="P8" draw:layer="layout" draw:type="curve" svg:x1="7.44cm" svg:y1="25.261cm" svg:x2="11.619cm" svg:y2="24.381cm" draw:start-shape="id47" draw:end-shape="id48" draw:end-glue-point="11" svg:d="M7440 25261c3687 0 1598-880 4179-880" svg:viewBox="0 0 4180 881">
          <text:p/>
        </draw:connector>
        <draw:connector draw:style-name="gr30" draw:text-style-name="P8" draw:layer="layout" draw:type="curve" svg:x1="12.9cm" svg:y1="23.85cm" svg:x2="10.961cm" svg:y2="18.84cm" draw:start-shape="id48" draw:start-glue-point="6" draw:end-shape="id49" draw:end-glue-point="1" svg:d="M12900 23850c909 0 758-1255 46-1570s-1985 311-1985-3440" svg:viewBox="0 0 2571 5011">
          <text:p/>
        </draw:connector>
        <draw:connector draw:style-name="gr30" draw:text-style-name="P8" draw:layer="layout" draw:type="curve" svg:x1="13.859cm" svg:y1="18.154cm" svg:x2="13.119cm" svg:y2="21.381cm" draw:start-shape="id49" draw:start-glue-point="0" draw:end-shape="id50" draw:end-glue-point="11" svg:d="M13859 18154c3372 0 2810 2026 1782 3142s-2522 1322-2522 85" svg:viewBox="0 0 3315 4071">
          <text:p/>
        </draw:connector>
        <draw:connector draw:style-name="gr30" draw:text-style-name="P8" draw:layer="layout" draw:type="curve" svg:x1="14.4cm" svg:y1="20.85cm" svg:x2="17.018cm" svg:y2="17.183cm" draw:start-shape="id50" draw:start-glue-point="6" draw:end-shape="id51" draw:end-glue-point="1" svg:d="M14400 20850c1288 0-20-3667 2618-3667" svg:viewBox="0 0 2619 3668">
          <text:p/>
        </draw:connector>
        <draw:connector draw:style-name="gr30" draw:text-style-name="P8" draw:layer="layout" draw:type="curve" svg:x1="17.759cm" svg:y1="14.341cm" svg:x2="23.919cm" svg:y2="13.181cm" draw:start-shape="id51" draw:start-glue-point="2" draw:end-shape="id52" draw:end-glue-point="11" svg:d="M17759 14341c0-3069 2420-2557 3466-2080s716 920 2694 920" svg:viewBox="0 0 6161 2442">
          <text:p/>
        </draw:connector>
        <draw:connector draw:style-name="gr30" draw:text-style-name="P8" draw:layer="layout" draw:type="curve" svg:x1="24.45cm" svg:y1="11.9cm" svg:x2="21.284cm" svg:y2="7.858cm" draw:start-shape="id52" draw:start-glue-point="8" draw:end-shape="id53" draw:end-glue-point="0" svg:d="M24450 11900c0-1941-3166 80-3166-4042" svg:viewBox="0 0 3167 4043">
          <text:p/>
        </draw:connector>
        <draw:connector draw:style-name="gr30" draw:text-style-name="P8" draw:layer="layout" draw:type="curve" svg:x1="18.521cm" svg:y1="8.679cm" svg:x2="16.55cm" svg:y2="13.1cm" draw:start-shape="id53" draw:start-glue-point="1" draw:end-shape="id54" draw:end-glue-point="8" svg:d="M18521 8679c0 3790-1971 1580-1971 4421" svg:viewBox="0 0 1972 4422">
          <text:p/>
        </draw:connector>
        <draw:connector draw:style-name="gr30" draw:text-style-name="P8" draw:layer="layout" draw:type="curve" svg:x1="15.8cm" svg:y1="13.85cm" svg:x2="5.344cm" svg:y2="16.257cm" draw:start-shape="id54" draw:start-glue-point="10" draw:end-shape="id55" draw:end-glue-point="3" svg:d="M15800 13850c-7125 0-1897 2407-10456 2407" svg:viewBox="0 0 10457 2408">
          <text:p/>
        </draw:connector>
        <draw:connector draw:style-name="gr30" draw:text-style-name="P8" draw:layer="layout" draw:type="curve" svg:x1="2.446cm" svg:y1="16.942cm" svg:x2="9.219cm" svg:y2="13.881cm" draw:start-shape="id55" draw:start-glue-point="2" draw:end-shape="id56" draw:end-glue-point="11" svg:d="M2446 16942c0-3201 6773-1671 6773-3061" svg:viewBox="0 0 6774 3062">
          <text:p/>
        </draw:connector>
        <draw:connector draw:style-name="gr30" draw:text-style-name="P8" draw:layer="layout" draw:type="curve" svg:x1="9.219cm" svg:y1="12.819cm" svg:x2="12.861cm" svg:y2="11.64cm" draw:start-shape="id56" draw:start-glue-point="9" draw:end-shape="id57" draw:end-glue-point="1" svg:d="M9219 12819c0-786 1214-1179 3642-1179" svg:viewBox="0 0 3643 1180">
          <text:p/>
        </draw:connector>
        <draw:connector draw:style-name="gr30" draw:text-style-name="P8" draw:layer="layout" draw:type="curve" svg:x1="16.444cm" svg:y1="8.057cm" svg:x2="20.45cm" svg:y2="3.4cm" draw:start-shape="id57" draw:start-glue-point="3" draw:end-shape="id58" draw:end-glue-point="4" svg:d="M16444 8057c0-4050 4006-1722 4006-4657" svg:viewBox="0 0 4007 4658">
          <text:p/>
        </draw:connector>
        <draw:custom-shape draw:style-name="gr29" draw:text-style-name="P24" xml:id="id59" draw:id="id59" draw:layer="layout" svg:width="1.5cm" svg:height="1.5cm" draw:transform="rotate (-3.14159265358979) translate (16cm 3.3cm)">
          <text:p text:style-name="P23"><text:span text:style-name="T1">?</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30" draw:text-style-name="P8" draw:layer="layout" draw:type="curve" svg:x1="20.45cm" svg:y1="1.9cm" svg:x2="16cm" svg:y2="2.55cm" draw:start-shape="id58" draw:start-glue-point="8" draw:end-shape="id59" draw:end-glue-point="6" svg:d="M20450 1900c0-910-1300-759-1719-369s44 1019-2731 1019" svg:viewBox="0 0 4451 1326">
          <text:p/>
        </draw:connector>
        <draw:custom-shape draw:style-name="gr36" draw:text-style-name="P28" xml:id="id60" draw:id="id60" draw:layer="layout" svg:width="11.5cm" svg:height="11.5cm" svg:x="1cm" svg:y="1cm">
          <text:p text:style-name="P27">ACT!</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30" draw:text-style-name="P8" draw:layer="layout" draw:type="curve" svg:x1="14.5cm" svg:y1="2.55cm" svg:x2="12.5cm" svg:y2="6.75cm" draw:start-shape="id59" draw:start-glue-point="10" draw:end-shape="id60" svg:d="M14500 2550c-1500 0-500 4200-2000 4200" svg:viewBox="0 0 2001 4201">
          <text:p/>
        </draw:connector>
        <draw:custom-shape draw:style-name="gr37" draw:text-style-name="P30" draw:layer="layout" svg:width="11.753cm" svg:height="3.664cm" draw:transform="rotate (-2.35619449019235) translate (10.9cm 19.191cm)">
          <text:p text:style-name="P29"><text:span text:style-name="T2">Implementation</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0cm" fo:page-height="5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9T08:22:03.505831886</meta:creation-date>
    <meta:generator>LibreOffice/5.3.1.2$Linux_X86_64 LibreOffice_project/30m0$Build-2</meta:generator>
    <dc:date>2017-11-19T11:51:48.737340444</dc:date>
    <meta:editing-duration>PT25M5S</meta:editing-duration>
    <meta:editing-cycles>9</meta:editing-cycles>
    <meta:document-statistic meta:object-count="124"/>
  </office:meta>
</office:document-meta>
</file>